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reeSans2" svg:font-family="FreeSans" style:font-family-generic="swiss"/>
    <style:font-face style:name="DejaVu Sans Mono" svg:font-family="'DejaVu Sans Mono'" style:font-family-generic="modern" style:font-pitch="fixed"/>
    <style:font-face style:name="FreeSans1" svg:font-family="FreeSans"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C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1.6729in" style:rel-column-width="2409*"/>
    </style:style>
    <style:style style:name="Table2.B" style:family="table-column">
      <style:table-column-properties style:column-width="1.0597in" style:rel-column-width="1526*"/>
    </style:style>
    <style:style style:name="Table2.C" style:family="table-column">
      <style:table-column-properties style:column-width="2.2868in" style:rel-column-width="3293*"/>
    </style:style>
    <style:style style:name="Table2.D" style:family="table-column">
      <style:table-column-properties style:column-width="1.6736in" style:rel-column-width="2410*"/>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11">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none" fo:border-top="none" fo:border-bottom="0.0007in solid #000000"/>
    </style:style>
    <style:style style:name="Table3.C2" style:family="table-cell" style:data-style-name="N0">
      <style:table-cell-properties fo:padding="0.0382in" fo:border-left="0.0007in solid #000000" fo:border-right="0.0007in solid #000000" fo:border-top="none" fo:border-bottom="0.0007in solid #000000"/>
    </style:style>
    <style:style style:name="Table3.C3" style:family="table-cell" style:data-style-name="N11">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C" style:family="table-column">
      <style:table-column-properties style:column-width="2.2313in" style:rel-column-width="21844*"/>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data-style-name="N0">
      <style:table-cell-properties fo:padding="0.0382in" fo:border-left="0.0007in solid #000000" fo:border-right="none" fo:border-top="none" fo:border-bottom="0.0007in solid #000000"/>
    </style:style>
    <style:style style:name="Table4.C2" style:family="table-cell" style:data-style-name="N11">
      <style:table-cell-properties fo:padding="0.0382in" fo:border-left="0.0007in solid #000000" fo:border-right="0.0007in solid #000000" fo:border-top="none" fo:border-bottom="0.0007in solid #000000"/>
    </style:style>
    <style:style style:name="Table5" style:family="table">
      <style:table-properties style:width="6.6931in" table:align="margins"/>
    </style:style>
    <style:style style:name="Table5.A" style:family="table-column">
      <style:table-column-properties style:column-width="2.3667in" style:rel-column-width="3408*"/>
    </style:style>
    <style:style style:name="Table5.B" style:family="table-column">
      <style:table-column-properties style:column-width="2.0951in" style:rel-column-width="3017*"/>
    </style:style>
    <style:style style:name="Table5.C" style:family="table-column">
      <style:table-column-properties style:column-width="2.2313in" style:rel-column-width="3213*"/>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data-style-name="N11">
      <style:table-cell-properties fo:padding="0.0382in" fo:border-left="0.0007in solid #000000" fo:border-right="none" fo:border-top="none" fo:border-bottom="0.0007in solid #000000"/>
    </style:style>
    <style:style style:name="Table5.C2" style:family="table-cell" style:data-style-name="N11">
      <style:table-cell-properties fo:padding="0.0382in" fo:border-left="0.0007in solid #000000" fo:border-right="0.0007in solid #000000" fo:border-top="none" fo:border-bottom="0.0007in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data-style-name="N11">
      <style:table-cell-properties fo:padding="0.0382in" fo:border-left="0.0007in solid #000000" fo:border-right="0.0007in solid #000000" fo:border-top="none" fo:border-bottom="0.0007in solid #000000"/>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data-style-name="N11">
      <style:table-cell-properties fo:padding="0.0382in" fo:border-left="0.0007in solid #000000" fo:border-right="none" fo:border-top="none" fo:border-bottom="0.0007in solid #000000"/>
    </style:style>
    <style:style style:name="Table7.B2" style:family="table-cell" style:data-style-name="N0">
      <style:table-cell-properties fo:padding="0.0382in" fo:border-left="0.0007in solid #000000" fo:border-right="0.0007in solid #000000" fo:border-top="none" fo:border-bottom="0.0007in solid #000000"/>
    </style:style>
    <style:style style:name="Table7.B3" style:family="table-cell" style:data-style-name="N11">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Preformatted_20_Text">
      <style:text-properties style:font-name="Times New Roman" fo:font-size="12pt" style:font-size-asian="12pt" style:font-size-complex="12pt"/>
    </style:style>
    <style:style style:name="P4" style:family="paragraph" style:parent-style-name="Preformatted_20_Text">
      <style:text-properties style:font-name="Liberation Mono" fo:font-weight="bold" style:font-weight-asian="bold" style:font-weight-complex="bold"/>
    </style:style>
    <style:style style:name="P5" style:family="paragraph" style:parent-style-name="Preformatted_20_Text">
      <style:paragraph-properties fo:margin-top="0in" fo:margin-bottom="0.1965in"/>
    </style:style>
    <style:style style:name="P6" style:family="paragraph" style:parent-style-name="Heading_20_2">
      <style:text-properties fo:font-weight="normal" style:font-weight-asian="normal" style:font-weight-complex="normal"/>
    </style:style>
    <style:style style:name="P7" style:family="paragraph" style:parent-style-name="Table_20_Contents">
      <style:text-properties fo:font-weight="bold"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style:font-name="Liberation Mono" fo:font-size="10pt" fo:font-weight="normal" style:font-size-asian="10pt" style:font-weight-asian="normal" style:font-size-complex="10pt" style:font-weight-complex="normal"/>
    </style:style>
    <style:style style:name="P10" style:family="paragraph" style:parent-style-name="Standard">
      <style:text-properties style:font-name="Liberation Mono" fo:font-size="10pt" fo:font-weight="bold" style:font-size-asian="10pt" style:font-weight-asian="bold" style:font-size-complex="10pt" style:font-weight-complex="bold"/>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size="10pt" fo:font-weight="bold" style:font-size-asian="10pt" style:font-weight-asian="bold" style:font-size-complex="10pt" style:font-weight-complex="bold"/>
    </style:style>
    <style:style style:name="P13" style:family="paragraph" style:parent-style-name="Standard">
      <style:text-properties style:font-name="Liberation Mono" fo:font-size="10pt" fo:font-weight="normal" style:font-size-asian="10pt" style:font-weight-asian="normal" style:font-size-complex="10pt" style:font-weight-complex="normal"/>
    </style:style>
    <style:style style:name="P14" style:family="paragraph" style:parent-style-name="Standard">
      <style:text-properties style:font-name="Liberation Mono" fo:font-size="10pt" fo:font-weight="bold" style:font-size-asian="10pt" style:font-weight-asian="bold" style:font-size-complex="10pt" style:font-weight-complex="bold"/>
    </style:style>
    <style:style style:name="T1" style:family="text">
      <style:text-properties style:font-name="Liberation Mono" fo:font-weight="bold" style:font-weight-asian="bold" style:font-weight-complex="bold"/>
    </style:style>
    <style:style style:name="T2" style:family="text">
      <style:text-properties style:font-name="Liberation Mono" fo:font-weight="normal" style:font-weight-asian="normal" style:font-weight-complex="normal"/>
    </style:style>
    <style:style style:name="T3" style:family="text">
      <style:text-properties style:font-name="Liberation Mono" fo:font-size="10pt" fo:font-weight="bold" style:font-size-asian="10pt" style:font-weight-asian="bold" style:font-size-complex="10pt" style:font-weight-complex="bold"/>
    </style:style>
    <style:style style:name="T4" style:family="text">
      <style:text-properties style:font-name="Liberation Mono" fo:font-size="10pt" style:font-size-asian="10pt" style:font-size-complex="10pt"/>
    </style:style>
    <style:style style:name="T5" style:family="text">
      <style:text-properties style:text-position="super 58%"/>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style:font-name="Liberation Mono" fo:font-size="10pt" fo:font-style="normal" style:font-size-asian="10pt" style:font-style-asian="normal" style:font-size-complex="10pt" style:font-style-complex="normal"/>
    </style:style>
    <style:style style:name="T12"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3" style:family="text">
      <style:text-properties style:font-name="Liberation Mono" fo:font-size="10pt" fo:font-weight="bold" style:font-size-asian="10pt" style:font-weight-asian="bold" style:font-size-complex="10pt" style:font-weight-complex="bold"/>
    </style:style>
    <style:style style:name="T14" style:family="text">
      <style:text-properties style:font-name="Liberation Mono" fo:font-weight="bold" style:font-weight-asian="bold" style:font-weight-complex="bold"/>
    </style:style>
    <style:style style:name="T15"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6" style:family="text">
      <style:text-properties style:font-name="Times New Roman" fo:font-size="12pt" style:font-size-asian="12pt" style:font-size-complex="12pt"/>
    </style:style>
    <style:style style:name="T17" style:family="text">
      <style:text-properties style:font-name="Times New Roman" fo:font-size="12pt" fo:font-weight="normal" style:font-size-asian="12pt" style:font-weight-asian="normal" style:font-size-complex="12pt" style:font-weight-complex="normal"/>
    </style: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Dataset</text:h>
      <text:p text:style-name="Standard">We used the covertype dataset which is used to predict the forest cover type from cartographic variables.</text:p>
      <text:p text:style-name="Standard">In order to load the file into WEKA it was necessary to add a header row to the file. The format of this line is “1,2,3,4,5...,55”. Additionally the huge amount of instances (581012) lead to serious performance problems therefore a subset was generate by counting the instances for each class:<text:line-break/><text:line-break/><text:span text:style-name="T1">grep -e "*CLASS_NUMBER*$" covtype.data | wc -l</text:span><text:line-break/></text:p>
      <text:p text:style-name="Standard">And then extracting the first 1/100<text:span text:style-name="T5">th</text:span> of each class into a new file.</text:p>
      <text:p text:style-name="Standard"/>
      <text:p text:style-name="Standard"><text:span text:style-name="T1">grep -e "*CLASS_NUMBER*$" covtype.data | head -n *INSTANCES* &gt;&gt; dat_small.csv</text:span><text:line-break/></text:p>
      <table:table table:name="Table1" table:style-name="Table1">
        <table:table-column table:style-name="Table1.A" table:number-columns-repeated="3"/>
        <table:table-row>
          <table:table-cell table:style-name="Table1.A1" office:value-type="string">
            <text:p text:style-name="P7">Class</text:p>
          </table:table-cell>
          <table:table-cell table:style-name="Table1.A1" office:value-type="string">
            <text:p text:style-name="P7">Initial number of instances</text:p>
          </table:table-cell>
          <table:table-cell table:style-name="Table1.C1" office:value-type="string">
            <text:p text:style-name="P7">Reduced number of instances</text:p>
          </table:table-cell>
        </table:table-row>
        <table:table-row>
          <table:table-cell table:style-name="Table1.A2" office:value-type="float" office:value="1">
            <text:p text:style-name="Table_20_Contents">1</text:p>
          </table:table-cell>
          <table:table-cell table:style-name="Table1.A2" office:value-type="float" office:value="211840">
            <text:p text:style-name="Table_20_Contents">211840</text:p>
          </table:table-cell>
          <table:table-cell table:style-name="Table1.C2" office:value-type="float" office:value="2118">
            <text:p text:style-name="Table_20_Contents">2118</text:p>
          </table:table-cell>
        </table:table-row>
        <table:table-row>
          <table:table-cell table:style-name="Table1.A2" office:value-type="float" office:value="2">
            <text:p text:style-name="Table_20_Contents">2</text:p>
          </table:table-cell>
          <table:table-cell table:style-name="Table1.A2" office:value-type="float" office:value="283301">
            <text:p text:style-name="Table_20_Contents">283301</text:p>
          </table:table-cell>
          <table:table-cell table:style-name="Table1.C2" office:value-type="float" office:value="2833">
            <text:p text:style-name="Table_20_Contents">2833</text:p>
          </table:table-cell>
        </table:table-row>
        <table:table-row>
          <table:table-cell table:style-name="Table1.A2" office:value-type="float" office:value="3">
            <text:p text:style-name="Table_20_Contents">3</text:p>
          </table:table-cell>
          <table:table-cell table:style-name="Table1.A2" office:value-type="float" office:value="35754">
            <text:p text:style-name="Table_20_Contents">35754</text:p>
          </table:table-cell>
          <table:table-cell table:style-name="Table1.C2" office:value-type="float" office:value="358">
            <text:p text:style-name="Table_20_Contents">358</text:p>
          </table:table-cell>
        </table:table-row>
        <table:table-row>
          <table:table-cell table:style-name="Table1.A2" office:value-type="float" office:value="4">
            <text:p text:style-name="Table_20_Contents">4</text:p>
          </table:table-cell>
          <table:table-cell table:style-name="Table1.A2" office:value-type="float" office:value="2747">
            <text:p text:style-name="Table_20_Contents">2747</text:p>
          </table:table-cell>
          <table:table-cell table:style-name="Table1.C2" office:value-type="float" office:value="27">
            <text:p text:style-name="Table_20_Contents">27</text:p>
          </table:table-cell>
        </table:table-row>
        <table:table-row>
          <table:table-cell table:style-name="Table1.A2" office:value-type="float" office:value="5">
            <text:p text:style-name="Table_20_Contents">5</text:p>
          </table:table-cell>
          <table:table-cell table:style-name="Table1.A2" office:value-type="float" office:value="9493">
            <text:p text:style-name="Table_20_Contents">9493</text:p>
          </table:table-cell>
          <table:table-cell table:style-name="Table1.C2" office:value-type="float" office:value="95">
            <text:p text:style-name="Table_20_Contents">95</text:p>
          </table:table-cell>
        </table:table-row>
        <table:table-row>
          <table:table-cell table:style-name="Table1.A2" office:value-type="float" office:value="6">
            <text:p text:style-name="Table_20_Contents">6</text:p>
          </table:table-cell>
          <table:table-cell table:style-name="Table1.A2" office:value-type="float" office:value="17367">
            <text:p text:style-name="Table_20_Contents">17367</text:p>
          </table:table-cell>
          <table:table-cell table:style-name="Table1.C2" office:value-type="float" office:value="174">
            <text:p text:style-name="Table_20_Contents">174</text:p>
          </table:table-cell>
        </table:table-row>
        <table:table-row>
          <table:table-cell table:style-name="Table1.A2" office:value-type="float" office:value="7">
            <text:p text:style-name="Table_20_Contents">7</text:p>
          </table:table-cell>
          <table:table-cell table:style-name="Table1.A2" office:value-type="float" office:value="20510">
            <text:p text:style-name="Table_20_Contents">20510</text:p>
          </table:table-cell>
          <table:table-cell table:style-name="Table1.C2" office:value-type="float" office:value="205">
            <text:p text:style-name="Table_20_Contents">205</text:p>
          </table:table-cell>
        </table:table-row>
      </table:table>
      <text:p text:style-name="Standard"/>
      <text:p text:style-name="Standard"/>
      <text:p text:style-name="P1">Data characteristics:</text:p>
      <text:p text:style-name="Standard"><text:line-break/><text:span text:style-name="T6">Initial number of instances: 581012<text:line-break/>Reduced number of instances: 5810</text:span></text:p>
      <text:p text:style-name="Standard">The file contains no missing values.</text:p>
      <text:p text:style-name="P2"/>
      <text:p text:style-name="P1">Attributes:</text:p>
      <text:p text:style-name="P2"/>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Name</text:p>
          </table:table-cell>
          <table:table-cell table:style-name="Table2.A1" office:value-type="string">
            <text:p text:style-name="Table_20_Contents"><text:span text:style-name="T7">Data</text:span> <text:span text:style-name="T7">Type</text:span></text:p>
          </table:table-cell>
          <table:table-cell table:style-name="Table2.A1" office:value-type="string">
            <text:p text:style-name="P7">Measurement (min/max)</text:p>
          </table:table-cell>
          <table:table-cell table:style-name="Table2.D1" office:value-type="string">
            <text:p text:style-name="P7">Description</text:p>
          </table:table-cell>
        </table:table-row>
        <table:table-row>
          <table:table-cell table:style-name="Table2.A2" office:value-type="string">
            <text:p text:style-name="Table_20_Contents">Elevation</text:p>
          </table:table-cell>
          <table:table-cell table:style-name="Table2.A2" office:value-type="string">
            <text:p text:style-name="Table_20_Contents">quantitative</text:p>
          </table:table-cell>
          <table:table-cell table:style-name="Table2.A2" office:value-type="string">
            <text:p text:style-name="Table_20_Contents">meters (1836 to 3675)</text:p>
          </table:table-cell>
          <table:table-cell table:style-name="Table2.D2" office:value-type="string">
            <text:p text:style-name="Table_20_Contents">Elevation in meters </text:p>
          </table:table-cell>
        </table:table-row>
        <table:table-row>
          <table:table-cell table:style-name="Table2.A2" office:value-type="string">
            <text:p text:style-name="Table_20_Contents">Aspect</text:p>
          </table:table-cell>
          <table:table-cell table:style-name="Table2.A2" office:value-type="string">
            <text:p text:style-name="Table_20_Contents">quantitative</text:p>
          </table:table-cell>
          <table:table-cell table:style-name="Table2.A2" office:value-type="string">
            <text:p text:style-name="Table_20_Contents">azimuth (0 to 360)</text:p>
          </table:table-cell>
          <table:table-cell table:style-name="Table2.D2" office:value-type="string">
            <text:p text:style-name="Table_20_Contents">Aspect in degrees azimuth </text:p>
          </table:table-cell>
        </table:table-row>
        <table:table-row>
          <table:table-cell table:style-name="Table2.A2" office:value-type="string">
            <text:p text:style-name="Table_20_Contents">Slope</text:p>
          </table:table-cell>
          <table:table-cell table:style-name="Table2.A2" office:value-type="string">
            <text:p text:style-name="Table_20_Contents">quantitative</text:p>
          </table:table-cell>
          <table:table-cell table:style-name="Table2.A2" office:value-type="string">
            <text:p text:style-name="Table_20_Contents">degrees (0 to 52)</text:p>
          </table:table-cell>
          <table:table-cell table:style-name="Table2.D2" office:value-type="string">
            <text:p text:style-name="Table_20_Contents">Slope in degrees </text:p>
          </table:table-cell>
        </table:table-row>
        <table:table-row>
          <table:table-cell table:style-name="Table2.A2" office:value-type="string">
            <text:p text:style-name="Table_20_Contents">Horizontal_Distance_To_Hydrology</text:p>
          </table:table-cell>
          <table:table-cell table:style-name="Table2.A2" office:value-type="string">
            <text:p text:style-name="Table_20_Contents">quantitative</text:p>
          </table:table-cell>
          <table:table-cell table:style-name="Table2.A2" office:value-type="string">
            <text:p text:style-name="Table_20_Contents">meters (0 to 1343)</text:p>
          </table:table-cell>
          <table:table-cell table:style-name="Table2.D2" office:value-type="string">
            <text:p text:style-name="Table_20_Contents">Horz Dist to nearest surface water features </text:p>
          </table:table-cell>
        </table:table-row>
        <table:table-row>
          <table:table-cell table:style-name="Table2.A2" office:value-type="string">
            <text:p text:style-name="Table_20_Contents">Vertical_Distance_To_Hydrology</text:p>
          </table:table-cell>
          <table:table-cell table:style-name="Table2.A2" office:value-type="string">
            <text:p text:style-name="Table_20_Contents">quantitative</text:p>
          </table:table-cell>
          <table:table-cell table:style-name="Table2.A2" office:value-type="string">
            <text:p text:style-name="Table_20_Contents">meters (-146 to 554)</text:p>
          </table:table-cell>
          <table:table-cell table:style-name="Table2.D2" office:value-type="string">
            <text:p text:style-name="Table_20_Contents">Vert Dist to nearest surface water features </text:p>
          </table:table-cell>
        </table:table-row>
        <table:table-row>
          <table:table-cell table:style-name="Table2.A2" office:value-type="string">
            <text:p text:style-name="Table_20_Contents">Horizontal_Distance_To_Roadways</text:p>
          </table:table-cell>
          <table:table-cell table:style-name="Table2.A2" office:value-type="string">
            <text:p text:style-name="Table_20_Contents">quantitative</text:p>
          </table:table-cell>
          <table:table-cell table:style-name="Table2.A2" office:value-type="string">
            <text:p text:style-name="Table_20_Contents">meters (30 to 6890)</text:p>
          </table:table-cell>
          <table:table-cell table:style-name="Table2.D2" office:value-type="string">
            <text:p text:style-name="Table_20_Contents">Horz Dist to nearest roadway </text:p>
          </table:table-cell>
        </table:table-row>
        <table:table-row>
          <table:table-cell table:style-name="Table2.A2" office:value-type="string">
            <text:p text:style-name="Table_20_Contents">Hillshade_9am</text:p>
          </table:table-cell>
          <table:table-cell table:style-name="Table2.A2" office:value-type="string">
            <text:p text:style-name="Table_20_Contents">quantitative</text:p>
          </table:table-cell>
          <table:table-cell table:style-name="Table2.A2" office:value-type="string">
            <text:p text:style-name="Table_20_Contents">index (0 to 255)</text:p>
          </table:table-cell>
          <table:table-cell table:style-name="Table2.D2" office:value-type="string">
            <text:p text:style-name="Table_20_Contents">Hillshade index at 9am, <text:soft-page-break/>summer solstice</text:p>
          </table:table-cell>
        </table:table-row>
        <table:table-row>
          <table:table-cell table:style-name="Table2.A2" office:value-type="string">
            <text:p text:style-name="Table_20_Contents">Hillshade_Noon</text:p>
          </table:table-cell>
          <table:table-cell table:style-name="Table2.A2" office:value-type="string">
            <text:p text:style-name="Table_20_Contents">quantitative</text:p>
          </table:table-cell>
          <table:table-cell table:style-name="Table2.A2" office:value-type="string">
            <text:p text:style-name="Table_20_Contents">index (0 to 255)</text:p>
          </table:table-cell>
          <table:table-cell table:style-name="Table2.D2" office:value-type="string">
            <text:p text:style-name="Table_20_Contents">Hillshade index at noon, summer soltice </text:p>
          </table:table-cell>
        </table:table-row>
        <table:table-row>
          <table:table-cell table:style-name="Table2.A2" office:value-type="string">
            <text:p text:style-name="Table_20_Contents">Hillshade_3pm</text:p>
          </table:table-cell>
          <table:table-cell table:style-name="Table2.A2" office:value-type="string">
            <text:p text:style-name="Table_20_Contents">quantitative</text:p>
          </table:table-cell>
          <table:table-cell table:style-name="Table2.A2" office:value-type="string">
            <text:p text:style-name="Table_20_Contents">index (0 to 255)</text:p>
          </table:table-cell>
          <table:table-cell table:style-name="Table2.D2" office:value-type="string">
            <text:p text:style-name="Table_20_Contents">Hillshade index at 3pm, summer solstice </text:p>
          </table:table-cell>
        </table:table-row>
        <table:table-row>
          <table:table-cell table:style-name="Table2.A2" office:value-type="string">
            <text:p text:style-name="Table_20_Contents">Horizontal_Distance_To_Fire_Points</text:p>
          </table:table-cell>
          <table:table-cell table:style-name="Table2.A2" office:value-type="string">
            <text:p text:style-name="Table_20_Contents">quantitative</text:p>
          </table:table-cell>
          <table:table-cell table:style-name="Table2.A2" office:value-type="string">
            <text:p text:style-name="Table_20_Contents">meters (30 to 7173)</text:p>
          </table:table-cell>
          <table:table-cell table:style-name="Table2.D2" office:value-type="string">
            <text:p text:style-name="Table_20_Contents">Horz Dist to nearest wildfire ignition points </text:p>
          </table:table-cell>
        </table:table-row>
        <table:table-row>
          <table:table-cell table:style-name="Table2.A2" office:value-type="string">
            <text:p text:style-name="Table_20_Contents">Wilderness_Area (4 binary columns)</text:p>
          </table:table-cell>
          <table:table-cell table:style-name="Table2.A2" office:value-type="string">
            <text:p text:style-name="Table_20_Contents">qualitative</text:p>
          </table:table-cell>
          <table:table-cell table:style-name="Table2.A2" office:value-type="string">
            <text:p text:style-name="Table_20_Contents">0 (absence) or 1 (presence)</text:p>
          </table:table-cell>
          <table:table-cell table:style-name="Table2.D2" office:value-type="string">
            <text:p text:style-name="Table_20_Contents">Wilderness area designation </text:p>
          </table:table-cell>
        </table:table-row>
        <table:table-row>
          <table:table-cell table:style-name="Table2.A2" office:value-type="string">
            <text:p text:style-name="Table_20_Contents">Soil_Type (40 binary columns)</text:p>
          </table:table-cell>
          <table:table-cell table:style-name="Table2.A2" office:value-type="string">
            <text:p text:style-name="Table_20_Contents">qualitative</text:p>
          </table:table-cell>
          <table:table-cell table:style-name="Table2.A2" office:value-type="string">
            <text:p text:style-name="Table_20_Contents">0 (absence) or 1 (presence)</text:p>
          </table:table-cell>
          <table:table-cell table:style-name="Table2.D2" office:value-type="string">
            <text:p text:style-name="Table_20_Contents">Soil Type designation </text:p>
          </table:table-cell>
        </table:table-row>
        <table:table-row>
          <table:table-cell table:style-name="Table2.A2" office:value-type="string">
            <text:p text:style-name="Table_20_Contents">Cover_Type (7 types)</text:p>
          </table:table-cell>
          <table:table-cell table:style-name="Table2.A2" office:value-type="string">
            <text:p text:style-name="Table_20_Contents">class</text:p>
          </table:table-cell>
          <table:table-cell table:style-name="Table2.A2" office:value-type="string">
            <text:p text:style-name="Table_20_Contents">1 to 7</text:p>
          </table:table-cell>
          <table:table-cell table:style-name="Table2.D2" office:value-type="string">
            <text:p text:style-name="Table_20_Contents">Forest Cover Type designation</text:p>
          </table:table-cell>
        </table:table-row>
      </table:table>
      <text:p text:style-name="P2"/>
      <text:p text:style-name="P2">The quantitative attributes have a high density while the qualitative attributes except Wilderness_Area_1, Wilderness_Area_3 and Soil_Type_29 all have a very high sparsity.</text:p>
      <text:p text:style-name="P1"/>
      <text:h text:style-name="Heading_20_1" text:outline-level="1">B) Classification: Analysis of Train/Test Set Splits, Classifier Performance and Parameters</text:h>
      <text:p text:style-name="P2"/>
      <text:h text:style-name="P6" text:outline-level="2">B.1 Algorithms</text:h>
      <text:p text:style-name="Text_20_body"><text:span text:style-name="T6"/></text:p>
      <text:p text:style-name="Text_20_body">The first algorithm used for classifying the set is JRip, the main reason for choosing this classifier is that it generates rules which are easy to read for humans. Additionally, due to the fact that this algorithm uses a non-distance based approach, it is not necessary to scale the dataset.</text:p>
      <text:p text:style-name="Text_20_body">The second algorithm in use is IBK with <text:span text:style-name="T6">LinearNNSearch for distance calculation. As a lot of the datasets attributes are measured in terms of distances it seemed intuitive to use IBK while fullfilling the requirement of using a sufficiently different approach.</text:span></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h text:style-name="Heading_20_2" text:outline-level="2"><text:soft-page-break/><text:span text:style-name="T6">B.2 Preprocessing</text:span></text:h>
      <text:p text:style-name="Text_20_body"><text:span text:style-name="T6"/></text:p>
      <text:p text:style-name="Text_20_body"><text:span text:style-name="T6">In order for WEKA beeing able to recognize the difference between the numerical and nominal attributes the CSV file was manually converted to ARFF format by adding the following header section after removing the header line introduced in section A.</text:span></text:p>
      <text:p text:style-name="P12"><text:span text:style-name="T2">@</text:span><text:span text:style-name="T2">relation cover_type </text:span></text:p>
      <text:p text:style-name="P9">@attribute Elevation numeric </text:p>
      <text:p text:style-name="P9">@attribute Aspect numeric </text:p>
      <text:p text:style-name="P9">@attribute Slope numeric </text:p>
      <text:p text:style-name="P9">@attribute Horizontal_Distance_To_Hydrology numeric </text:p>
      <text:p text:style-name="P9">@attribute Vertical_Distance_To_Hydrology numeric </text:p>
      <text:p text:style-name="P9">@attribute Horizontal_Distance_To_Roadways numeric </text:p>
      <text:p text:style-name="P9">@attribute Hillshade_9am numeric </text:p>
      <text:p text:style-name="P9">@attribute Hillshade_Noon numeric </text:p>
      <text:p text:style-name="P9">@attribute Hillshade_3pm numeric </text:p>
      <text:p text:style-name="P9">@attribute Horizontal_Distance_To_Fire_Points numeric </text:p>
      <text:p text:style-name="P9">@attribute <text:s/>Wilderness_Area_1 <text:s text:c="2"/>{0,1} </text:p>
      <text:p text:style-name="P9">[...]</text:p>
      <text:p text:style-name="P9">@attribute <text:s/>Wilderness_Area_4 <text:s text:c="2"/>{0,1} </text:p>
      <text:p text:style-name="P9">@attribute <text:s/>Soil_Type_1 {0,1} </text:p>
      <text:p text:style-name="P9">[...]</text:p>
      <text:p text:style-name="P9">@attribute <text:s/>Soil_Type_40 <text:s text:c="3"/>{0,1} </text:p>
      <text:p text:style-name="P9">@attribute <text:s/>class {1,2,3,4,5,6,7} </text:p>
      <text:p text:style-name="P9"/>
      <text:p text:style-name="P9"><text:span text:style-name="T6">@data</text:span></text:p>
      <text:p text:style-name="Text_20_body"><text:span text:style-name="T6"/></text:p>
      <text:p text:style-name="Text_20_body"><text:span text:style-name="T6">Since the nominal attributes (Wilderness_Area_*, Soil_Type_*) are already encoded as 0 and 1 no transcoding was performed. For JRip we did not use any scaling initially.<text:line-break/>Looking at the data histograms in the WEKA explorer, applying both the filter unsupervised.attribute.Normalize and the filter <text:s/>unsupervised.attribute.Standardize with their default parameters does not change the datasets distribution we used standardization before applying IBK but do not expect a different outcome while using a different filter.</text:span></text:p>
      <text:p text:style-name="Text_20_body"><text:span text:style-name="T6"/></text:p>
      <text:h text:style-name="Heading_20_2" text:outline-level="2"><text:span text:style-name="T6">B.3 Subsampling</text:span></text:h>
      <text:p text:style-name="Text_20_body"><text:span text:style-name="T6">See section A,</text:span></text:p>
      <text:p text:style-name="P2"/>
      <text:h text:style-name="Heading_20_2" text:outline-level="2"><text:span text:style-name="T6">B.4.1.a JRip Parameters</text:span></text:h>
      <text:p text:style-name="Standard"><text:span text:style-name="T9"/></text:p>
      <text:p text:style-name="P1"><text:span text:style-name="T8">Parameter description:</text:span></text:p>
      <text:p text:style-name="P2"><text:span text:style-name="T12">checkErrorRate</text:span><text:span text:style-name="T8"> Uses the error rate as a stopping criteria.</text:span></text:p>
      <text:p text:style-name="P1"><text:span text:style-name="T11">folds</text:span><text:span text:style-name="T9"> Determines the default of data used for pruning<text:line-break/></text:span><text:span text:style-name="T11">minNo </text:span><text:span text:style-name="T9">The minimal total weight of the instances of a rule. As we do not used a weighted dataset <text:tab/> this corresponds to the minimal amount of datapoints to be covered by a rule.<text:line-break/></text:span><text:span text:style-name="T11">optimizations </text:span><text:span text:style-name="T9">The number of times the algorithm tries to optimize the generated ruleset<text:line-break/></text:span><text:span text:style-name="T11">seed</text:span><text:span text:style-name="T9"> Random seed<text:line-break/></text:span><text:span text:style-name="T11">usePruning</text:span><text:span text:style-name="T9"> Set to true if the algorithm should prune the generated rules.</text:span></text:p>
      <text:p text:style-name="Standard"><text:span text:style-name="T9"/></text:p>
      <text:p text:style-name="Standard"><text:span text:style-name="T9"/></text:p>
      <text:p text:style-name="Standard"><text:span text:style-name="T9"/></text:p>
      <text:p text:style-name="Standard"><text:span text:style-name="T9"/></text:p>
      <text:p text:style-name="Standard"><text:soft-page-break/><text:span text:style-name="T9"/></text:p>
      <text:p text:style-name="Standard"><text:span text:style-name="T9"/></text:p>
      <text:p text:style-name="Standard"><text:span text:style-name="T10">Variation of parameters:</text:span></text:p>
      <text:p text:style-name="Standard"><text:span text:style-name="T9">The first run of the algorithm was done while using the default values for all parameters.</text:span></text:p>
      <text:p text:style-name="Standard"><text:span text:style-name="T12">checkErrorRate </text:span><text:span text:style-name="T15">True</text:span><text:span text:style-name="T6"><text:line-break/></text:span><text:span text:style-name="T12">folds</text:span><text:span text:style-name="T6"> 3<text:line-break/></text:span><text:span text:style-name="T12">minNo</text:span><text:span text:style-name="T6"> 2.0<text:line-break/></text:span><text:span text:style-name="T12">optimizations</text:span><text:span text:style-name="T6"> 2<text:line-break/></text:span><text:span text:style-name="T12">seed</text:span><text:span text:style-name="T6"> 1<text:line-break/></text:span><text:span text:style-name="T12">usePruning</text:span><text:span text:style-name="T6"> True<text:line-break/></text:span></text:p>
      <text:p text:style-name="Standard"><text:span text:style-name="T7">Result:</text:span></text:p>
      <text:p text:style-name="Standard"><text:line-break/><text:span text:style-name="T3">Number of Rules : 47</text:span></text:p>
      <text:p text:style-name="P10">Correctly Classified Instances <text:s text:c="7"/>4556 <text:s text:c="14"/>78.4165 %</text:p>
      <text:p text:style-name="P10">=== Confusion Matrix ===</text:p>
      <text:p text:style-name="P10"><text:s text:c="4"/>a <text:s text:c="3"/>b <text:s text:c="3"/>c <text:s text:c="3"/>d <text:s text:c="3"/>e <text:s text:c="3"/>f <text:s text:c="3"/>g <text:s text:c="2"/>&lt;-- classified as</text:p>
      <text:p text:style-name="P10"><text:s/>1512 <text:s/>550 <text:s text:c="3"/>0 <text:s text:c="3"/>0 <text:s text:c="3"/>3 <text:s text:c="3"/>5 <text:s text:c="2"/>48 | <text:s text:c="3"/>a = 1</text:p>
      <text:p text:style-name="P10"><text:s text:c="2"/>470 2318 <text:s text:c="3"/>6 <text:s text:c="3"/>0 <text:s text:c="2"/>18 <text:s text:c="2"/>15 <text:s text:c="3"/>6 | <text:s text:c="3"/>b = 2</text:p>
      <text:p text:style-name="P10"><text:s text:c="4"/>0 <text:s text:c="3"/>3 <text:s/>344 <text:s text:c="3"/>8 <text:s text:c="3"/>0 <text:s text:c="3"/>3 <text:s text:c="3"/>0 | <text:s text:c="3"/>c = 3</text:p>
      <text:p text:style-name="P10"><text:s text:c="4"/>0 <text:s text:c="3"/>0 <text:s text:c="3"/>7 <text:s text:c="2"/>20 <text:s text:c="3"/>0 <text:s text:c="3"/>0 <text:s text:c="3"/>0 | <text:s text:c="3"/>d = 4</text:p>
      <text:p text:style-name="P10"><text:s text:c="4"/>0 <text:s text:c="2"/>30 <text:s text:c="3"/>0 <text:s text:c="3"/>0 <text:s text:c="2"/>65 <text:s text:c="3"/>0 <text:s text:c="3"/>0 | <text:s text:c="3"/>e = 5</text:p>
      <text:p text:style-name="P10"><text:s text:c="4"/>0 <text:s text:c="2"/>31 <text:s text:c="3"/>8 <text:s text:c="3"/>0 <text:s text:c="3"/>0 <text:s/>135 <text:s text:c="3"/>0 | <text:s text:c="3"/>f = 6</text:p>
      <text:p text:style-name="P1"><text:span text:style-name="T4"><text:s text:c="3"/>40 <text:s text:c="3"/>3 <text:s text:c="3"/>0 <text:s text:c="3"/>0 <text:s text:c="3"/>0 <text:s text:c="3"/>0 <text:s/>162 | <text:s text:c="3"/>g = 7</text:span><text:span text:style-name="T6"><text:line-break/></text:span></text:p>
      <text:p text:style-name="P2"/>
      <text:p text:style-name="P2">Looking at the confusion matrix we can see that the performance per class is about the same for each class. The overall performance is mainly related to the classes 1 and 2 which make up 83% of the dataset.</text:p>
      <text:p text:style-name="P2"/>
      <text:p text:style-name="P1"><text:span text:style-name="T6">In order to make it easier for the algorithm to distinguish different classes the minimal number of instances a rule should cover was set to 1.</text:span></text:p>
      <text:p text:style-name="P1"><text:span text:style-name="T6"><text:line-break/>Variation of </text:span><text:span text:style-name="T11">minNo</text:span><text:span text:style-name="T6">:</text:span></text:p>
      <text:p text:style-name="P2"><text:span text:style-name="T12">checkErrorRate</text:span> True<text:line-break/><text:span text:style-name="T12">folds</text:span> 3<text:line-break/><text:span text:style-name="T12">minNo</text:span> 1.0<text:line-break/><text:span text:style-name="T12">optimizations</text:span> 2<text:line-break/><text:span text:style-name="T12">seed</text:span> 1<text:line-break/><text:span text:style-name="T12">usePruning</text:span> True</text:p>
      <text:p text:style-name="P2"/>
      <text:p text:style-name="P1">Result:</text:p>
      <text:p text:style-name="P1"/>
      <text:p text:style-name="P10">Number of Rules : 44</text:p>
      <text:p text:style-name="P10">Correctly Classified Instances <text:s text:c="7"/>4586 <text:s text:c="14"/>78.9329 %</text:p>
      <text:p text:style-name="P10">=== Confusion Matrix ===</text:p>
      <text:p text:style-name="P10"><text:s text:c="4"/>a <text:s text:c="3"/>b <text:s text:c="3"/>c <text:s text:c="3"/>d <text:s text:c="3"/>e <text:s text:c="3"/>f <text:s text:c="3"/>g <text:s text:c="2"/>&lt;-- classified as</text:p>
      <text:p text:style-name="P10"><text:s/>1565 <text:s/>506 <text:s text:c="3"/>0 <text:s text:c="3"/>0 <text:s text:c="3"/>3 <text:s text:c="3"/>6 <text:s text:c="2"/>38 | <text:s text:c="3"/>a = 1</text:p>
      <text:p text:style-name="P10"><text:s text:c="2"/>501 2284 <text:s text:c="3"/>5 <text:s text:c="3"/>0 <text:s text:c="2"/>16 <text:s text:c="2"/>21 <text:s text:c="3"/>6 | <text:s text:c="3"/>b = 2</text:p>
      <text:p text:style-name="P10"><text:s text:c="4"/>0 <text:s text:c="3"/>4 <text:s/>340 <text:s text:c="3"/>8 <text:s text:c="3"/>0 <text:s text:c="3"/>6 <text:s text:c="3"/>0 | <text:s text:c="3"/>c = 3</text:p>
      <text:p text:style-name="P10"><text:s text:c="4"/>0 <text:s text:c="3"/>0 <text:s text:c="3"/>7 <text:s text:c="2"/>20 <text:s text:c="3"/>0 <text:s text:c="3"/>0 <text:s text:c="3"/>0 | <text:s text:c="3"/>d = 4</text:p>
      <text:p text:style-name="P10"><text:s text:c="4"/>0 <text:s text:c="2"/>27 <text:s text:c="3"/>0 <text:s text:c="3"/>0 <text:s text:c="2"/>68 <text:s text:c="3"/>0 <text:s text:c="3"/>0 | <text:s text:c="3"/>e = 5</text:p>
      <text:p text:style-name="P10"><text:s text:c="4"/>0 <text:s text:c="2"/>26 <text:s text:c="3"/>5 <text:s text:c="3"/>0 <text:s text:c="3"/>0 <text:s/>143 <text:s text:c="3"/>0 | <text:s text:c="3"/>f = 6</text:p>
      <text:p text:style-name="P10"><text:s text:c="3"/>39 <text:s text:c="3"/>0 <text:s text:c="3"/>0 <text:s text:c="3"/>0 <text:s text:c="3"/>0 <text:s text:c="3"/>0 <text:s/>166 | <text:s text:c="3"/>g = 7</text:p>
      <text:p text:style-name="P2"/>
      <text:p text:style-name="P2">While this improves the overall performance by ~0,5% the main classes the classification for the <text:soft-page-break/>two main classes stays nearly the same. Additionally the algorithm generates 3 rules less.</text:p>
      <text:p text:style-name="P2">Further variation of minNo:</text:p>
      <text:p text:style-name="P2"><text:line-break/><text:span text:style-name="T12">minNo</text:span>: 5.0</text:p>
      <text:p text:style-name="P2"/>
      <text:p text:style-name="P1">Result:</text:p>
      <text:p text:style-name="P2"/>
      <text:p text:style-name="P10">Number of Rules : 36</text:p>
      <text:p text:style-name="P10">Correctly Classified Instances <text:s text:c="7"/>4561 <text:s text:c="14"/>78.5026 %</text:p>
      <text:p text:style-name="P10">=== Confusion Matrix ===</text:p>
      <text:p text:style-name="P10"/>
      <text:p text:style-name="P10"><text:s text:c="4"/>a <text:s text:c="3"/>b <text:s text:c="3"/>c <text:s text:c="3"/>d <text:s text:c="3"/>e <text:s text:c="3"/>f <text:s text:c="3"/>g <text:s text:c="2"/>&lt;-- classified as</text:p>
      <text:p text:style-name="P10"><text:s/>1548 <text:s/>506 <text:s text:c="3"/>0 <text:s text:c="3"/>0 <text:s text:c="3"/>1 <text:s text:c="3"/>8 <text:s text:c="2"/>55 | <text:s text:c="3"/>a = 1</text:p>
      <text:p text:style-name="P10"><text:s text:c="2"/>490 2285 <text:s text:c="3"/>6 <text:s text:c="3"/>0 <text:s text:c="2"/>20 <text:s text:c="2"/>23 <text:s text:c="3"/>9 | <text:s text:c="3"/>b = 2</text:p>
      <text:p text:style-name="P10"><text:s text:c="4"/>0 <text:s text:c="3"/>3 <text:s/>342 <text:s text:c="3"/>8 <text:s text:c="3"/>0 <text:s text:c="3"/>5 <text:s text:c="3"/>0 | <text:s text:c="3"/>c = 3</text:p>
      <text:p text:style-name="P10"><text:s text:c="4"/>0 <text:s text:c="3"/>0 <text:s text:c="3"/>9 <text:s text:c="2"/>18 <text:s text:c="3"/>0 <text:s text:c="3"/>0 <text:s text:c="3"/>0 | <text:s text:c="3"/>d = 4</text:p>
      <text:p text:style-name="P10"><text:s text:c="4"/>0 <text:s text:c="2"/>27 <text:s text:c="3"/>0 <text:s text:c="3"/>0 <text:s text:c="2"/>68 <text:s text:c="3"/>0 <text:s text:c="3"/>0 | <text:s text:c="3"/>e = 5</text:p>
      <text:p text:style-name="P10"><text:s text:c="4"/>0 <text:s text:c="2"/>28 <text:s text:c="3"/>8 <text:s text:c="3"/>0 <text:s text:c="3"/>0 <text:s/>138 <text:s text:c="3"/>0 | <text:s text:c="3"/>f = 6</text:p>
      <text:p text:style-name="P10"><text:s text:c="3"/>42 <text:s text:c="3"/>1 <text:s text:c="3"/>0 <text:s text:c="3"/>0 <text:s text:c="3"/>0 <text:s text:c="3"/>0 <text:s/>162 | <text:s text:c="3"/>g = 7</text:p>
      <text:p text:style-name="P2"/>
      <text:p text:style-name="P2">While setting minNo to 5 leads to a slight performance degredation in comparison to minNo=1 the algorithm constructs only 36 rules. Due to this it was decided to keep minNo at 5.</text:p>
      <text:p text:style-name="P2"/>
      <text:p text:style-name="P2">For the next variation the parameter checkErrorRate was set to False. This tells the algorithm to keep working on a rule even if the error rate goes beyond 50%.</text:p>
      <text:p text:style-name="P2"/>
      <text:p text:style-name="P2"><text:s/></text:p>
      <text:p text:style-name="P2"><text:span text:style-name="T12">checkErrorRate</text:span>: False<text:line-break/><text:span text:style-name="T12">folds</text:span> 3<text:line-break/><text:span text:style-name="T12">minNo</text:span> 5.0<text:line-break/><text:span text:style-name="T12">optimizations</text:span> 2<text:line-break/><text:span text:style-name="T12">seed</text:span> 1<text:line-break/><text:span text:style-name="T12">usePruning</text:span> True</text:p>
      <text:p text:style-name="P2"/>
      <text:p text:style-name="P1">Result:</text:p>
      <text:p text:style-name="P2"/>
      <text:p text:style-name="P10">Number of Rules : 39</text:p>
      <text:p text:style-name="P10">Correctly Classified Instances <text:s text:c="7"/>4545 <text:s text:c="14"/>78.2272 %</text:p>
      <text:p text:style-name="P2"/>
      <text:p text:style-name="P2">Setting this parameter to false leads to a worse performance of the algorithm. For further variations this parameter was kept at the default value true.</text:p>
      <text:p text:style-name="P2"/>
      <text:p text:style-name="P2">For the next runs we variated the number of folds:</text:p>
      <text:p text:style-name="P2"/>
      <text:p text:style-name="P2"><text:span text:style-name="T12">folds</text:span> 3</text:p>
      <text:p text:style-name="P1">Result:</text:p>
      <text:p text:style-name="P2"/>
      <text:p text:style-name="P10">Number of Rules : 1</text:p>
      <text:p text:style-name="P10">Correctly Classified Instances <text:s text:c="7"/>2833 <text:s text:c="14"/>48.7608 %</text:p>
      <text:p text:style-name="P2"/>
      <text:p text:style-name="P2"/>
      <text:p text:style-name="P2"/>
      <text:p text:style-name="P2"/>
      <text:p text:style-name="P2"/>
      <text:p text:style-name="P2"/>
      <text:p text:style-name="P2"><text:soft-page-break/></text:p>
      <text:p text:style-name="P10">folds: 5</text:p>
      <text:p text:style-name="P2"/>
      <text:p text:style-name="P1">Result:</text:p>
      <text:p text:style-name="P2"/>
      <text:p text:style-name="P10">Number of Rules : 33</text:p>
      <text:p text:style-name="P10">Correctly Classified Instances <text:s text:c="7"/>4581 <text:s text:c="14"/>78.8468 %</text:p>
      <text:p text:style-name="P10"/>
      <text:p text:style-name="P10">=== Confusion Matrix ===</text:p>
      <text:p text:style-name="P10"/>
      <text:p text:style-name="P10"><text:s text:c="4"/>a <text:s text:c="3"/>b <text:s text:c="3"/>c <text:s text:c="3"/>d <text:s text:c="3"/>e <text:s text:c="3"/>f <text:s text:c="3"/>g <text:s text:c="2"/>&lt;-- classified as</text:p>
      <text:p text:style-name="P10"><text:s/>1546 <text:s/>519 <text:s text:c="3"/>0 <text:s text:c="3"/>0 <text:s text:c="3"/>1 <text:s text:c="3"/>5 <text:s text:c="2"/>47 | <text:s text:c="3"/>a = 1</text:p>
      <text:p text:style-name="P10"><text:s text:c="2"/>490 2300 <text:s text:c="3"/>6 <text:s text:c="3"/>0 <text:s text:c="2"/>11 <text:s text:c="2"/>18 <text:s text:c="3"/>8 | <text:s text:c="3"/>b = 2</text:p>
      <text:p text:style-name="P10"><text:s text:c="4"/>0 <text:s text:c="3"/>3 <text:s/>342 <text:s text:c="3"/>5 <text:s text:c="3"/>0 <text:s text:c="3"/>8 <text:s text:c="3"/>0 | <text:s text:c="3"/>c = 3</text:p>
      <text:p text:style-name="P10"><text:s text:c="4"/>0 <text:s text:c="3"/>0 <text:s text:c="2"/>11 <text:s text:c="2"/>16 <text:s text:c="3"/>0 <text:s text:c="3"/>0 <text:s text:c="3"/>0 | <text:s text:c="3"/>d = 4</text:p>
      <text:p text:style-name="P10"><text:s text:c="4"/>0 <text:s text:c="2"/>25 <text:s text:c="3"/>0 <text:s text:c="3"/>0 <text:s text:c="2"/>70 <text:s text:c="3"/>0 <text:s text:c="3"/>0 | <text:s text:c="3"/>e = 5</text:p>
      <text:p text:style-name="P10"><text:s text:c="4"/>0 <text:s text:c="2"/>31 <text:s text:c="3"/>7 <text:s text:c="3"/>0 <text:s text:c="3"/>0 <text:s/>136 <text:s text:c="3"/>0 | <text:s text:c="3"/>f = 6</text:p>
      <text:p text:style-name="P10"><text:s text:c="3"/>34 <text:s text:c="3"/>0 <text:s text:c="3"/>0 <text:s text:c="3"/>0 <text:s text:c="3"/>0 <text:s text:c="3"/>0 <text:s/>171 | <text:s text:c="3"/>g = 7</text:p>
      <text:p text:style-name="P2"/>
      <text:p text:style-name="P2">By increasing the number of folds to 5 we see a slight improvement in classifier performance while generating less rules. For further runs it was decided to keep the folds=5.</text:p>
      <text:p text:style-name="P2">By setting folds to 1 it becomes more or less impossible for the algorithm to perform optimizations to the rules. Therefore a huge performance degredation was expected.</text:p>
      <text:p text:style-name="P2"/>
      <text:p text:style-name="P2">For further improvements we try to vary the number of optimization runs.</text:p>
      <text:p text:style-name="P2"><text:line-break/><text:span text:style-name="T3">optimizations</text:span> 5</text:p>
      <text:p text:style-name="P2"/>
      <text:p text:style-name="P10">Number of Rules : 31</text:p>
      <text:p text:style-name="P10">Correctly Classified Instances <text:s text:c="7"/>4559 <text:s text:c="14"/>78.4682 %</text:p>
      <text:p text:style-name="P10"/>
      <text:p text:style-name="P9"><text:span text:style-name="T7">optimizations</text:span> 3</text:p>
      <text:p text:style-name="P9"/>
      <text:p text:style-name="P10">Number of Rules : 29</text:p>
      <text:p text:style-name="P10">Correctly Classified Instances <text:s text:c="7"/>4564 <text:s text:c="14"/>78.5542 %</text:p>
      <text:p text:style-name="P2"/>
      <text:p text:style-name="P2">While slightly decreasing the performance the algorithm creates to less rules. This seemed promising as the two main classes have the biggest impact on the final performance. By creating less simple rules we hoped that the algorithm will finally be able to make a better distinction between class 1 and 2. In order to have more room for optimization we set minNo back to 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text:span text:style-name="T3">checkErrorRate</text:span> True<text:line-break/><text:span text:style-name="T3">folds</text:span> 5<text:line-break/><text:span text:style-name="T3">minNo</text:span> 1.0<text:line-break/><text:span text:style-name="T3">optimizations</text:span> 3<text:line-break/><text:span text:style-name="T3">seed</text:span> 1<text:line-break/><text:span text:style-name="T3">usePruning</text:span> True</text:p>
      <text:p text:style-name="P2"/>
      <text:p text:style-name="P1">Result:</text:p>
      <text:p text:style-name="P2"/>
      <text:p text:style-name="P10">Number of Rules : 34</text:p>
      <text:p text:style-name="P10">Correctly Classified Instances <text:s text:c="7"/>4583 <text:s text:c="14"/>78.8812 %</text:p>
      <text:p text:style-name="P2"/>
      <text:p text:style-name="P2">Setting minNo back to 1 gives a slight improvement in performance while increasing the number of rules. This was expected as the change in the parameters lets the algorithm create rules for single instances. <text:s/></text:p>
      <text:p text:style-name="P2"/>
      <text:p text:style-name="P2">For the last run we set usePruning to false.</text:p>
      <text:p text:style-name="P2"><text:line-break/><text:span text:style-name="T3">usePruning</text:span> False</text:p>
      <text:p text:style-name="P2"/>
      <text:p text:style-name="P10">Number of Rules : 83</text:p>
      <text:p text:style-name="P10">Correctly Classified Instances <text:s text:c="7"/>4386 <text:s text:c="14"/>75.4905 %</text:p>
      <text:p text:style-name="P10">Incorrectly Classified Instances <text:s text:c="5"/>1424 <text:s text:c="14"/>24.5095 %</text:p>
      <text:p text:style-name="P2"/>
      <text:p text:style-name="P2">The huge increase in rules was expected as the algorithm will create a lot of rules which fit only a few instances in the training set but prove to be useless in the optimization step.</text:p>
      <text:p text:style-name="P2"/>
      <text:p text:style-name="P2">While minNo = 1 leads to a slight performance gain we think that generating more rules for improvements which are smaller than 1% are not optimal since this can very well lead to wrong classifications in different datasets.</text:p>
      <text:p text:style-name="P2"/>
      <text:p text:style-name="P1">Most promising settings:</text:p>
      <text:p text:style-name="P2"/>
      <text:p text:style-name="P2"><text:span text:style-name="T3">checkErrorRate</text:span> True<text:line-break/><text:span text:style-name="T3">folds</text:span> 5<text:line-break/><text:span text:style-name="T3">minNo</text:span> 5.0<text:line-break/><text:span text:style-name="T3">optimizations</text:span> 3<text:line-break/><text:span text:style-name="T3">seed</text:span> 1<text:line-break/><text:span text:style-name="T3">usePruning</text:span> True</text:p>
      <text:p text:style-name="P2"/>
      <text:p text:style-name="P2">Number of Rules : 29</text:p>
      <text:p text:style-name="P2">Correctly Classified Instances <text:s text:c="7"/>4564 <text:s text:c="14"/>78.5542 %</text:p>
      <text:p text:style-name="P2"/>
      <text:p text:style-name="P2"/>
      <text:p text:style-name="P2"/>
      <text:p text:style-name="P2"/>
      <text:p text:style-name="P2"/>
      <text:p text:style-name="P2"/>
      <text:h text:style-name="Heading_20_2" text:outline-level="2"><text:soft-page-break/><text:span text:style-name="T6">B.4.1.b JRip Scaling</text:span><text:line-break/></text:h>
      <text:p text:style-name="P2">Min/Max scaling via <text:span text:style-name="T3">unsupervised.attribute.Normalize</text:span></text:p>
      <text:p text:style-name="P2"/>
      <text:p text:style-name="P10">Number of Rules : 33</text:p>
      <text:p text:style-name="P10">Correctly Classified Instances <text:s text:c="7"/>4595 <text:s text:c="14"/>79.0878 %</text:p>
      <text:p text:style-name="P2"/>
      <text:p text:style-name="P2"/>
      <text:p text:style-name="P2">Zero mean/unit variance via <text:span text:style-name="T3">unsupervised.attribute.Standardize</text:span></text:p>
      <text:p text:style-name="P2"/>
      <text:p text:style-name="P10">Number of Rules : 36</text:p>
      <text:p text:style-name="P10">Correctly Classified Instances <text:s text:c="7"/>4570 <text:s text:c="14"/>78.6575 %</text:p>
      <text:p text:style-name="P2"/>
      <text:p text:style-name="P2">We did not expect the algorithm to generate different rules for scaled data. After applying both filters and looking at the histograms there seems to be no difference in the underlying distribution. Furthermore the way JRip works it should not depend on data scaling. The only way we can explain the difference in results is that the scaling somewhere leads to a loss of precision in <text:s/>the numerical attributes. The next step was still performed with the unscaled dataset. </text:p>
      <text:p text:style-name="P2"/>
      <text:p text:style-name="P2"/>
      <text:h text:style-name="P6" text:outline-level="2">B.4.1.c JRip test set splits</text:h>
      <text:p text:style-name="P2"/>
      <table:table table:name="Table3" table:style-name="Table3">
        <table:table-column table:style-name="Table3.A" table:number-columns-repeated="3"/>
        <table:table-row>
          <table:table-cell table:style-name="Table3.A1" office:value-type="string">
            <text:p text:style-name="P7">Percentage split</text:p>
          </table:table-cell>
          <table:table-cell table:style-name="Table3.A1" office:value-type="string">
            <text:p text:style-name="P7">Number of rules</text:p>
          </table:table-cell>
          <table:table-cell table:style-name="Table3.C1" office:value-type="string">
            <text:p text:style-name="P7">Correctly Classified Instances <text:s text:c="7"/></text:p>
          </table:table-cell>
        </table:table-row>
        <table:table-row>
          <table:table-cell table:style-name="Table3.A2" office:value-type="percentage" office:value="0.05">
            <text:p text:style-name="P2">5.00%</text:p>
          </table:table-cell>
          <table:table-cell table:style-name="Table3.B2" office:value-type="float" office:value="33">
            <text:p text:style-name="P2">33</text:p>
          </table:table-cell>
          <table:table-cell table:style-name="Table3.C2" office:value-type="float" office:value="69.7409">
            <text:p text:style-name="P2">69.74</text:p>
          </table:table-cell>
        </table:table-row>
        <table:table-row>
          <table:table-cell table:style-name="Table3.A2" office:value-type="percentage" office:value="0.15">
            <text:p text:style-name="P2">15.00%</text:p>
          </table:table-cell>
          <table:table-cell table:style-name="Table3.B2" office:value-type="float" office:value="33">
            <text:p text:style-name="P2">33</text:p>
          </table:table-cell>
          <table:table-cell table:style-name="Table3.C3" office:value-type="percentage" office:value="0.726407">
            <text:p text:style-name="P2">72.64%</text:p>
          </table:table-cell>
        </table:table-row>
        <table:table-row>
          <table:table-cell table:style-name="Table3.A2" office:value-type="percentage" office:value="0.25">
            <text:p text:style-name="P2">25.00%</text:p>
          </table:table-cell>
          <table:table-cell table:style-name="Table3.B2" office:value-type="float" office:value="33">
            <text:p text:style-name="P2">33</text:p>
          </table:table-cell>
          <table:table-cell table:style-name="Table3.C3" office:value-type="percentage" office:value="0.749598">
            <text:p text:style-name="P2">74.96%</text:p>
          </table:table-cell>
        </table:table-row>
        <table:table-row>
          <table:table-cell table:style-name="Table3.A2" office:value-type="percentage" office:value="0.35">
            <text:p text:style-name="P2">35.00%</text:p>
          </table:table-cell>
          <table:table-cell table:style-name="Table3.B2" office:value-type="float" office:value="33">
            <text:p text:style-name="P2">33</text:p>
          </table:table-cell>
          <table:table-cell table:style-name="Table3.C3" office:value-type="percentage" office:value="0.756356">
            <text:p text:style-name="P2">75.64%</text:p>
          </table:table-cell>
        </table:table-row>
        <table:table-row>
          <table:table-cell table:style-name="Table3.A2" office:value-type="percentage" office:value="0.45">
            <text:p text:style-name="P2">45.00%</text:p>
          </table:table-cell>
          <table:table-cell table:style-name="Table3.B2" office:value-type="float" office:value="33">
            <text:p text:style-name="P2">33</text:p>
          </table:table-cell>
          <table:table-cell table:style-name="Table3.C3" office:value-type="percentage" office:value="0.764632">
            <text:p text:style-name="P2">76.46%</text:p>
          </table:table-cell>
        </table:table-row>
        <table:table-row>
          <table:table-cell table:style-name="Table3.A2" office:value-type="percentage" office:value="0.55">
            <text:p text:style-name="Table_20_Contents">55.00%</text:p>
          </table:table-cell>
          <table:table-cell table:style-name="Table3.B2" office:value-type="float" office:value="33">
            <text:p text:style-name="P2">33</text:p>
          </table:table-cell>
          <table:table-cell table:style-name="Table3.C3" office:value-type="percentage" office:value="0.773145">
            <text:p text:style-name="P2">77.31%</text:p>
          </table:table-cell>
        </table:table-row>
        <table:table-row>
          <table:table-cell table:style-name="Table3.A2" office:value-type="percentage" office:value="0.65">
            <text:p text:style-name="Table_20_Contents">65.00%</text:p>
          </table:table-cell>
          <table:table-cell table:style-name="Table3.B2" office:value-type="float" office:value="33">
            <text:p text:style-name="P2">33</text:p>
          </table:table-cell>
          <table:table-cell table:style-name="Table3.C3" office:value-type="percentage" office:value="0.771766">
            <text:p text:style-name="P2">77.18%</text:p>
          </table:table-cell>
        </table:table-row>
        <table:table-row>
          <table:table-cell table:style-name="Table3.A2" office:value-type="percentage" office:value="0.75">
            <text:p text:style-name="P2">75.00%</text:p>
          </table:table-cell>
          <table:table-cell table:style-name="Table3.B2" office:value-type="float" office:value="33">
            <text:p text:style-name="P2">33</text:p>
          </table:table-cell>
          <table:table-cell table:style-name="Table3.C3" office:value-type="percentage" office:value="0.788567">
            <text:p text:style-name="P2">78.86%</text:p>
          </table:table-cell>
        </table:table-row>
        <table:table-row>
          <table:table-cell table:style-name="Table3.A2" office:value-type="percentage" office:value="0.85">
            <text:p text:style-name="P2">85.00%</text:p>
          </table:table-cell>
          <table:table-cell table:style-name="Table3.B2" office:value-type="float" office:value="33">
            <text:p text:style-name="P2">33</text:p>
          </table:table-cell>
          <table:table-cell table:style-name="Table3.C3" office:value-type="percentage" office:value="0.796785">
            <text:p text:style-name="P2">79.68%</text:p>
          </table:table-cell>
        </table:table-row>
        <table:table-row>
          <table:table-cell table:style-name="Table3.A2" office:value-type="percentage" office:value="0.95">
            <text:p text:style-name="P2">95.00%</text:p>
          </table:table-cell>
          <table:table-cell table:style-name="Table3.B2" office:value-type="float" office:value="33">
            <text:p text:style-name="P2">33</text:p>
          </table:table-cell>
          <table:table-cell table:style-name="Table3.C3" office:value-type="percentage" office:value="0.77931">
            <text:p text:style-name="P2">77.93%</text:p>
          </table:table-cell>
        </table:table-row>
      </table:table>
      <text:p text:style-name="P2"/>
      <text:p text:style-name="P2">As described above the most important classes for the performance of the dataset are 1 and 2. Therefore it is not surprising that the number of correctly classified instances does not change dramatically comparing the 5% and 95% test set split.</text:p>
      <text:p text:style-name="P2"/>
      <text:p text:style-name="P2"/>
      <text:p text:style-name="P2"/>
      <text:p text:style-name="P2"/>
      <text:p text:style-name="P2"/>
      <text:p text:style-name="P2"/>
      <text:p text:style-name="P2"/>
      <text:p text:style-name="P2"/>
      <text:p text:style-name="P2"/>
      <text:h text:style-name="P6" text:outline-level="2"><text:soft-page-break/>B.4.2.a IBK Parameters</text:h>
      <text:p text:style-name="P1"/>
      <text:p text:style-name="P1">Description of parameters:</text:p>
      <text:p text:style-name="P1"/>
      <text:p text:style-name="Standard"><text:span text:style-name="T3">KNN </text:span><text:span text:style-name="T17">number of neighbours used in classification</text:span><text:span text:style-name="T6"><text:line-break/></text:span><text:span text:style-name="T3">crossValidate</text:span><text:span text:style-name="T6"> </text:span><text:span text:style-name="T16">Select the number of nearest neighbours between 1</text:span></text:p>
      <text:p text:style-name="P3"><text:s text:c="2"/><text:tab/><text:tab/> <text:s text:c="2"/>and the k value specified using hold-one-out evaluation</text:p>
      <text:p text:style-name="P5"><text:span text:style-name="T16"><text:s text:c="2"/><text:tab/> <text:s text:c="14"/>on the training data</text:span><text:span text:style-name="T6"><text:line-break/></text:span><text:span text:style-name="T1">distanceWeighting</text:span><text:span text:style-name="T6"> </text:span><text:span text:style-name="T17">determines how neighbours should be weighted when determining the class</text:span><text:span text:style-name="T6"><text:line-break/></text:span><text:span text:style-name="T1">meanSquared</text:span><text:span text:style-name="T6"> </text:span><text:span text:style-name="T17">minimize mean squared error rather than mean absolute error when using cross-validation</text:span><text:span text:style-name="T6"><text:line-break/></text:span><text:span text:style-name="T1">windowSize</text:span><text:span text:style-name="T6"> </text:span><text:span text:style-name="T17">number of training instances. Keeps all when set to zero.</text:span></text:p>
      <text:p text:style-name="P1"/>
      <text:p text:style-name="P2">The first run was done using the default parameters for IBK.</text:p>
      <text:p text:style-name="P2"/>
      <text:p text:style-name="P2"><text:span text:style-name="T3">KNN</text:span>: 1<text:line-break/><text:span text:style-name="T3">crossValidate</text:span> False<text:line-break/><text:span text:style-name="T3">distanceWeighting</text:span>: No distance weightinh<text:line-break/><text:span text:style-name="T3">meanSquared</text:span>: False<text:line-break/><text:span text:style-name="T3">windowSize</text:span>: 0</text:p>
      <text:p text:style-name="P2"/>
      <text:p text:style-name="P2"/>
      <text:p text:style-name="P10">Correctly Classified Instances <text:s text:c="7"/>4719 <text:s text:c="14"/>81.222 <text:s/>%</text:p>
      <text:p text:style-name="P10"/>
      <text:p text:style-name="P10">=== Confusion Matrix ===</text:p>
      <text:p text:style-name="P10"><text:s text:c="4"/>a <text:s text:c="3"/>b <text:s text:c="3"/>c <text:s text:c="3"/>d <text:s text:c="3"/>e <text:s text:c="3"/>f <text:s text:c="3"/>g <text:s text:c="2"/>&lt;-- classified as</text:p>
      <text:p text:style-name="P10"><text:s/>1595 <text:s/>474 <text:s text:c="3"/>0 <text:s text:c="3"/>0 <text:s text:c="3"/>2 <text:s text:c="3"/>3 <text:s text:c="2"/>44 | <text:s text:c="3"/>a = 1</text:p>
      <text:p text:style-name="P10"><text:s text:c="2"/>435 2347 <text:s text:c="2"/>11 <text:s text:c="3"/>0 <text:s text:c="2"/>19 <text:s text:c="2"/>20 <text:s text:c="3"/>1 | <text:s text:c="3"/>b = 2</text:p>
      <text:p text:style-name="P10"><text:s text:c="4"/>0 <text:s text:c="3"/>8 <text:s/>333 <text:s text:c="3"/>6 <text:s text:c="3"/>0 <text:s text:c="2"/>11 <text:s text:c="3"/>0 | <text:s text:c="3"/>c = 3</text:p>
      <text:p text:style-name="P10"><text:s text:c="4"/>0 <text:s text:c="3"/>0 <text:s text:c="3"/>7 <text:s text:c="2"/>20 <text:s text:c="3"/>0 <text:s text:c="3"/>0 <text:s text:c="3"/>0 | <text:s text:c="3"/>d = 4</text:p>
      <text:p text:style-name="P10"><text:s text:c="4"/>1 <text:s text:c="3"/>7 <text:s text:c="3"/>0 <text:s text:c="3"/>0 <text:s text:c="2"/>87 <text:s text:c="3"/>0 <text:s text:c="3"/>0 | <text:s text:c="3"/>e = 5</text:p>
      <text:p text:style-name="P10"><text:s text:c="4"/>0 <text:s text:c="2"/>12 <text:s text:c="2"/>10 <text:s text:c="3"/>0 <text:s text:c="3"/>0 <text:s/>152 <text:s text:c="3"/>0 | <text:s text:c="3"/>f = 6</text:p>
      <text:p text:style-name="P10"><text:s text:c="3"/>19 <text:s text:c="3"/>1 <text:s text:c="3"/>0 <text:s text:c="3"/>0 <text:s text:c="3"/>0 <text:s text:c="3"/>0 <text:s/>185 | <text:s text:c="3"/>g = 7</text:p>
      <text:p text:style-name="P2"/>
      <text:p text:style-name="P2">The initial values for IBK are already very promising compared to JRip. We can still observe the same trand concerning the similarity between the classes 1 and 2.</text:p>
      <text:p text:style-name="P2"/>
      <text:p text:style-name="P2">Next we vary the number of neighbours.</text:p>
      <text:p text:style-name="P2">As specified in http://weka.sourceforge.net/doc.dev/weka/classifiers/lazy/IBk.html we also set the correct options for <text:span text:style-name="T3">crossValidate</text:span> and <text:span text:style-name="T3">distanceWeighting.</text:span> </text:p>
      <text:p text:style-name="P2"/>
      <text:p text:style-name="P2"><text:span text:style-name="T3">KNN</text:span>: 2<text:line-break/><text:span text:style-name="T3">crossValidate</text:span>: True <text:line-break/><text:span text:style-name="T3">distanceWeighting</text:span>: Weight by 1/distance<text:line-break/><text:span text:style-name="T3">meanSquared</text:span>: False<text:line-break/><text:span text:style-name="T3">windowSize</text:span>: 0</text:p>
      <text:p text:style-name="P2"/>
      <table:table table:name="Table4" table:style-name="Table4">
        <table:table-column table:style-name="Table4.A" table:number-columns-repeated="2"/>
        <table:table-column table:style-name="Table4.C"/>
        <table:table-row>
          <table:table-cell table:style-name="Table4.A1" office:value-type="string">
            <text:p text:style-name="P7">KNN</text:p>
          </table:table-cell>
          <table:table-cell table:style-name="Table4.A1" office:value-type="string">
            <text:p text:style-name="P1"><text:s/>KNN used*</text:p>
          </table:table-cell>
          <table:table-cell table:style-name="Table4.C1" office:value-type="string">
            <text:p text:style-name="P1">Correctly Classified Instances</text:p>
          </table:table-cell>
        </table:table-row>
        <table:table-row>
          <table:table-cell table:style-name="Table4.A2" office:value-type="float" office:value="2">
            <text:p text:style-name="Table_20_Contents">2</text:p>
          </table:table-cell>
          <table:table-cell table:style-name="Table4.A2" office:value-type="float" office:value="1">
            <text:p text:style-name="Table_20_Contents">1</text:p>
          </table:table-cell>
          <table:table-cell table:style-name="Table4.C2" office:value-type="percentage" office:value="0.81222">
            <text:p text:style-name="P2">81.22%</text:p>
          </table:table-cell>
        </table:table-row>
        <table:table-row>
          <table:table-cell table:style-name="Table4.A2" office:value-type="float" office:value="4">
            <text:p text:style-name="Table_20_Contents">4</text:p>
          </table:table-cell>
          <table:table-cell table:style-name="Table4.A2" office:value-type="float" office:value="4">
            <text:p text:style-name="Table_20_Contents">4</text:p>
          </table:table-cell>
          <table:table-cell table:style-name="Table4.C2" office:value-type="percentage" office:value="0.812909">
            <text:p text:style-name="P2">81.29%</text:p>
          </table:table-cell>
        </table:table-row>
        <table:table-row>
          <table:table-cell table:style-name="Table4.A2" office:value-type="float" office:value="5">
            <text:p text:style-name="Table_20_Contents">5</text:p>
          </table:table-cell>
          <table:table-cell table:style-name="Table4.A2" office:value-type="float" office:value="4">
            <text:p text:style-name="Table_20_Contents">4</text:p>
          </table:table-cell>
          <table:table-cell table:style-name="Table4.C2" office:value-type="percentage" office:value="0.812909">
            <text:p text:style-name="P2">81.29%</text:p>
          </table:table-cell>
        </table:table-row>
        <text:soft-page-break/>
        <table:table-row>
          <table:table-cell table:style-name="Table4.A2" office:value-type="float" office:value="30">
            <text:p text:style-name="Table_20_Contents">30</text:p>
          </table:table-cell>
          <table:table-cell table:style-name="Table4.A2" office:value-type="float" office:value="4">
            <text:p text:style-name="Table_20_Contents">4</text:p>
          </table:table-cell>
          <table:table-cell table:style-name="Table4.C2" office:value-type="percentage" office:value="0.8129">
            <text:p text:style-name="P2">81.29%</text:p>
          </table:table-cell>
        </table:table-row>
        <table:table-row>
          <table:table-cell table:style-name="Table4.A2" office:value-type="float" office:value="100">
            <text:p text:style-name="Table_20_Contents">100</text:p>
          </table:table-cell>
          <table:table-cell table:style-name="Table4.A2" office:value-type="float" office:value="4">
            <text:p text:style-name="Table_20_Contents">4</text:p>
          </table:table-cell>
          <table:table-cell table:style-name="Table4.C2" office:value-type="percentage" office:value="0.812909">
            <text:p text:style-name="P2">81.29%</text:p>
          </table:table-cell>
        </table:table-row>
      </table:table>
      <text:p text:style-name="P2"/>
      <text:p text:style-name="P2"/>
      <text:p text:style-name="P1">KNN used*: <text:span text:style-name="T6">IBK utilizes hold-one-out evaluation to determine the number of neighbours which should be used for classification. Therefore we do not see an increase in the actual number of neighbours used in comparison to the specified number of neighbours (can be observed in the output of the algorithm).</text:span></text:p>
      <text:p text:style-name="P2"/>
      <text:p text:style-name="P2">Increasing KNN leads to a very slight increase in performance. For further evaluation KNN will be set to 4.</text:p>
      <text:p text:style-name="P2"/>
      <text:p text:style-name="P2">Variation in distance Weighting/meanSquared.</text:p>
      <text:p text:style-name="P2"/>
      <table:table table:name="Table5" table:style-name="Table5">
        <table:table-column table:style-name="Table5.A"/>
        <table:table-column table:style-name="Table5.B"/>
        <table:table-column table:style-name="Table5.C"/>
        <table:table-row>
          <table:table-cell table:style-name="Table5.A1" office:value-type="string">
            <text:p text:style-name="Table_20_Contents"/>
            <text:p text:style-name="Table_20_Contents"/>
            <text:p text:style-name="Table_20_Contents"/>
          </table:table-cell>
          <table:table-cell table:style-name="Table5.A1" office:value-type="string">
            <text:p text:style-name="P7">meanSquared True</text:p>
          </table:table-cell>
          <table:table-cell table:style-name="Table5.C1" office:value-type="string">
            <text:p text:style-name="P7">meanSquared False</text:p>
          </table:table-cell>
        </table:table-row>
        <table:table-row>
          <table:table-cell table:style-name="Table5.A2" office:value-type="string">
            <text:p text:style-name="P7">Weight by 1 - distance</text:p>
          </table:table-cell>
          <table:table-cell table:style-name="Table5.B2" office:value-type="percentage" office:value="0.809466">
            <text:p text:style-name="P2">80.95%</text:p>
          </table:table-cell>
          <table:table-cell table:style-name="Table5.C2" office:value-type="percentage" office:value="0.809466">
            <text:p text:style-name="Table_20_Contents">80.95%</text:p>
          </table:table-cell>
        </table:table-row>
        <table:table-row>
          <table:table-cell table:style-name="Table5.A2" office:value-type="string">
            <text:p text:style-name="P1">Weight by 1/distance</text:p>
          </table:table-cell>
          <table:table-cell table:style-name="Table5.B2" office:value-type="percentage" office:value="0.812909">
            <text:p text:style-name="P2">81.29%</text:p>
          </table:table-cell>
          <table:table-cell table:style-name="Table5.C2" office:value-type="percentage" office:value="0.812909">
            <text:p text:style-name="P2">81.29%</text:p>
          </table:table-cell>
        </table:table-row>
      </table:table>
      <text:p text:style-name="P2"/>
      <text:p text:style-name="P2">Using a different value for meanSquared did not have an effect on the performance. Using 1/distance for weighting leads to a minor performance gain. This supports our claim that the instances of class 1 and 2 lie close together.</text:p>
      <text:p text:style-name="P2"/>
      <text:h text:style-name="P6" text:outline-level="2">B.4.2.B IBK Scaling</text:h>
      <text:p text:style-name="P2"/>
      <text:p text:style-name="P2">We used the parameters which performed best so far.</text:p>
      <text:p text:style-name="P2"/>
      <text:p text:style-name="P2"><text:span text:style-name="T3">KNN</text:span>: 4<text:line-break/><text:span text:style-name="T3">crossValidate</text:span> True <text:line-break/><text:span text:style-name="T3">distanceWeighting</text:span> Weight by 1/distance<text:line-break/><text:span text:style-name="T3">meanSquared</text:span> False<text:line-break/><text:span text:style-name="T3">windowSize</text:span> 0</text:p>
      <text:p text:style-name="P2"/>
      <table:table table:name="Table6" table:style-name="Table6">
        <table:table-column table:style-name="Table6.A" table:number-columns-repeated="2"/>
        <table:table-row>
          <table:table-cell table:style-name="Table6.A1" office:value-type="string">
            <text:p text:style-name="P7">Scaling Method</text:p>
          </table:table-cell>
          <table:table-cell table:style-name="Table6.B1" office:value-type="string">
            <text:p text:style-name="P1">Correctly Classified Instances</text:p>
          </table:table-cell>
        </table:table-row>
        <table:table-row>
          <table:table-cell table:style-name="Table6.A2" office:value-type="string">
            <text:p text:style-name="Table_20_Contents">none</text:p>
          </table:table-cell>
          <table:table-cell table:style-name="Table6.B2" office:value-type="percentage" office:value="0.812909">
            <text:p text:style-name="P2">81.29%</text:p>
          </table:table-cell>
        </table:table-row>
        <table:table-row>
          <table:table-cell table:style-name="Table6.A2" office:value-type="string">
            <text:p text:style-name="P2">standardization</text:p>
          </table:table-cell>
          <table:table-cell table:style-name="Table6.B2" office:value-type="percentage" office:value="0.8129">
            <text:p text:style-name="P2">81.29%</text:p>
          </table:table-cell>
        </table:table-row>
        <table:table-row>
          <table:table-cell table:style-name="Table6.A2" office:value-type="string">
            <text:p text:style-name="Table_20_Contents">normalization</text:p>
          </table:table-cell>
          <table:table-cell table:style-name="Table6.B2" office:value-type="percentage" office:value="0.812909">
            <text:p text:style-name="P2">81.29%</text:p>
          </table:table-cell>
        </table:table-row>
      </table:table>
      <text:p text:style-name="P2"/>
      <text:p text:style-name="P2">As mentioned before due to the fact that both normalization and standardization both work well for the dataset in terms of not changing the data distribution it was expected that there is no difference in terms of classifier performance. Surprisingly using no scaling at all gave the same results. </text:p>
      <text:p text:style-name="P2">Searching online we found an entry in a mailing list stating that there is a poorly documented switch to turn off auto-normalization for the distance function.</text:p>
      <text:p text:style-name="P2"/>
      <text:p text:style-name="P2"/>
      <text:p text:style-name="P2"/>
      <text:p text:style-name="P2"><text:soft-page-break/>By calling from bash:</text:p>
      <text:p text:style-name="P4">java weka.classifiers.lazy.IBk -A "weka.core.neighboursearch.LinearNNSearch -A \"weka.core.EuclideanDistance -D\"" -t covertype.arff</text:p>
      <text:p text:style-name="P2"/>
      <text:p text:style-name="P2">We get a performance of 81.5146 %. A difference in the performance was expected. Interestingly it is very minor. Additionally it seems that using a non normalized dataset leads to a weighting of the attributes in a way that positively influences classification performance.</text:p>
      <text:p text:style-name="P2"/>
      <text:h text:style-name="P6" text:outline-level="2">B.4.2.c IBK test set splits</text:h>
      <text:p text:style-name="P2"/>
      <table:table table:name="Table7" table:style-name="Table7">
        <table:table-column table:style-name="Table7.A" table:number-columns-repeated="2"/>
        <table:table-row>
          <table:table-cell table:style-name="Table7.A1" office:value-type="string">
            <text:p text:style-name="P7">Percentage split</text:p>
          </table:table-cell>
          <table:table-cell table:style-name="Table7.B1" office:value-type="string">
            <text:p text:style-name="P7">Correctly Classified Instances</text:p>
          </table:table-cell>
        </table:table-row>
        <table:table-row>
          <table:table-cell table:style-name="Table7.A2" office:value-type="percentage" office:value="0.05">
            <text:p text:style-name="Table_20_Contents">5.00%</text:p>
          </table:table-cell>
          <table:table-cell table:style-name="Table7.B2" office:value-type="float" office:value="65.8815">
            <text:p text:style-name="P2">65.88</text:p>
          </table:table-cell>
        </table:table-row>
        <table:table-row>
          <table:table-cell table:style-name="Table7.A2" office:value-type="percentage" office:value="0.15">
            <text:p text:style-name="P2">15.00%</text:p>
          </table:table-cell>
          <table:table-cell table:style-name="Table7.B3" office:value-type="percentage" office:value="0.72256">
            <text:p text:style-name="P2">72.26%</text:p>
          </table:table-cell>
        </table:table-row>
        <table:table-row>
          <table:table-cell table:style-name="Table7.A2" office:value-type="percentage" office:value="0.25">
            <text:p text:style-name="P2">25.00%</text:p>
          </table:table-cell>
          <table:table-cell table:style-name="Table7.B3" office:value-type="percentage" office:value="0.746156">
            <text:p text:style-name="P2">74.62%</text:p>
          </table:table-cell>
        </table:table-row>
        <table:table-row>
          <table:table-cell table:style-name="Table7.A2" office:value-type="percentage" office:value="0.35">
            <text:p text:style-name="P2">35.00%</text:p>
          </table:table-cell>
          <table:table-cell table:style-name="Table7.B3" office:value-type="percentage" office:value="0.755826">
            <text:p text:style-name="P2">75.58%</text:p>
          </table:table-cell>
        </table:table-row>
        <table:table-row>
          <table:table-cell table:style-name="Table7.A2" office:value-type="percentage" office:value="0.45">
            <text:p text:style-name="P2">45.00%</text:p>
          </table:table-cell>
          <table:table-cell table:style-name="Table7.B3" office:value-type="percentage" office:value="0.777465">
            <text:p text:style-name="P2">77.75%</text:p>
          </table:table-cell>
        </table:table-row>
        <table:table-row>
          <table:table-cell table:style-name="Table7.A2" office:value-type="percentage" office:value="0.55">
            <text:p text:style-name="P2">55.00%</text:p>
          </table:table-cell>
          <table:table-cell table:style-name="Table7.B3" office:value-type="percentage" office:value="0.787299">
            <text:p text:style-name="P2">78.73%</text:p>
          </table:table-cell>
        </table:table-row>
        <table:table-row>
          <table:table-cell table:style-name="Table7.A2" office:value-type="percentage" office:value="0.65">
            <text:p text:style-name="P2">65.00%</text:p>
          </table:table-cell>
          <table:table-cell table:style-name="Table7.B3" office:value-type="percentage" office:value="0.791933">
            <text:p text:style-name="P2">79.19%</text:p>
          </table:table-cell>
        </table:table-row>
        <table:table-row>
          <table:table-cell table:style-name="Table7.A2" office:value-type="percentage" office:value="0.75">
            <text:p text:style-name="P2">75.00%</text:p>
          </table:table-cell>
          <table:table-cell table:style-name="Table7.B3" office:value-type="percentage" office:value="0.794077">
            <text:p text:style-name="P2">79.41%</text:p>
          </table:table-cell>
        </table:table-row>
        <table:table-row>
          <table:table-cell table:style-name="Table7.A2" office:value-type="percentage" office:value="0.85">
            <text:p text:style-name="P2">85.00%</text:p>
          </table:table-cell>
          <table:table-cell table:style-name="Table7.B3" office:value-type="percentage" office:value="0.793341">
            <text:p text:style-name="P2">79.33%</text:p>
          </table:table-cell>
        </table:table-row>
        <table:table-row>
          <table:table-cell table:style-name="Table7.A2" office:value-type="percentage" office:value="0.95">
            <text:p text:style-name="P2">95.00%</text:p>
          </table:table-cell>
          <table:table-cell table:style-name="Table7.B3" office:value-type="percentage" office:value="0.82069">
            <text:p text:style-name="P2">82.07%</text:p>
          </table:table-cell>
        </table:table-row>
      </table:table>
      <text:p text:style-name="P2"/>
      <text:p text:style-name="P2">Increasing the test set split we can see a steady increase in classification performance which is much higher than compared to JRip. Due to the classes 1 and 2 beeing closely related we benefit from using more test data in combination with the majority vote mechanism from the closest neighbo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reeSans2" svg:font-family="FreeSans" style:font-family-generic="swiss"/>
    <style:font-face style:name="DejaVu Sans Mono" svg:font-family="'DejaVu Sans Mono'" style:font-family-generic="modern" style:font-pitch="fixed"/>
    <style:font-face style:name="FreeSans1" svg:font-family="FreeSans"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FreeSans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name-complex="FreeSans2"/>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FreeSans1"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8T23:40:05</meta:creation-date>
    <dc:date>2014-01-25T23:29:01</dc:date>
    <meta:editing-duration>PT20H19S</meta:editing-duration>
    <meta:editing-cycles>23</meta:editing-cycles>
    <meta:generator>OpenOffice/4.0.1$Unix OpenOffice.org_project/401m5$Build-9714</meta:generator>
    <meta:document-statistic meta:table-count="7" meta:image-count="0" meta:object-count="0" meta:page-count="11" meta:paragraph-count="354" meta:word-count="2564" meta:character-count="15926"/>
  </office:meta>
</office:document-meta>
</file>